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language="sv" fo:country="SE" style:font-size-asian="18pt" style:font-size-complex="18pt"/>
    </style:style>
    <style:style style:name="P3" style:family="paragraph" style:parent-style-name="Standard">
      <style:text-properties fo:font-size="22pt" fo:language="sv" fo:country="SE" style:font-size-asian="22pt" style:font-size-complex="22pt"/>
    </style:style>
    <style:style style:name="P4" style:family="paragraph" style:parent-style-name="Standard">
      <style:text-properties fo:font-size="14pt" fo:language="sv" fo:country="S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sv" fo:country="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666666" style:text-line-through-style="none" style:font-name="Arial1" fo:font-size="12pt" fo:language="sv" fo:country="S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ff" style:text-line-through-style="none" style:font-name="Arial1" fo:font-size="11.25pt" fo:language="sv" fo:country="S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ff" style:text-line-through-style="none" style:font-name="Arial1" fo:font-size="12pt" fo:language="sv" fo:country="SE" fo:font-style="normal" style:text-underline-style="none" fo:font-weight="normal" style:text-blinking="false" fo:background-color="transparent"/>
    </style:style>
    <style:style style:name="T5" style:family="text">
      <style:text-properties fo:language="sv" fo:country="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fall BåtAdmin</text:p>
      <text:p text:style-name="P1"><text:span text:style-name="T5">TF AF1.1.1 Huvudscenario; </text:span><text:a xlink:type="simple" xlink:href="https://github.com/lr222gw/Uppgift-234/blob/master/Krav/AF 1.1.1 Ansök om medlemskap.txt">Ansök om medlemskap</text:a></text:p>
      <text:p text:style-name="P5">Testfallet testar hur en användare ansöker om medlemskap.</text:p>
      <text:p text:style-name="P5"/>
      <text:p text:style-name="P5"/>
      <text:p text:style-name="P4">Förkrav</text:p>
      <text:p text:style-name="P5">användarens dator är på och han är inne på BåtAdmins sida.</text:p>
      <text:p text:style-name="P5"/>
      <text:p text:style-name="P4">Efterkrav</text:p>
      <text:p text:style-name="P5">Ett meddelande ska ha skickats till personen som ansöker medlemskap om att invänta bekräftning.<text:line-break/><text:span text:style-name="T1">Scenario</text:span></text:p>
      <text:p text:style-name="P5">1. Navigerar till "Registrera mig".</text:p>
      <text:p text:style-name="P5">2. Systemet tar fram ett formulär med ”namn, epost, lösen” att fylla i.</text:p>
      <text:p text:style-name="Standard"><text:span text:style-name="T5">3.Fyller i namn: bobby, fyller i epost: </text:span><text:a xlink:type="simple" xlink:href="mailto:bobby@hotmail.com">bobby@hotmail.com</text:a><text:span text:style-name="T5">, fyller i lösen: test.<text:line-break/>4.systemet kontrollerar uppgifterna genom PHP om det är en giltig epostadress.</text:span></text:p>
      <text:p text:style-name="P5">5. textruta: <text:s/>"Din ansökan om medlemskap väntar på bekräftelse, detta kan ta 1-7 dagar. När din ansökan blivit bekräftad får du ett mail om att betala för att fullgöra registationen."</text:p>
      <text:p text:style-name="P5"/>
      <text:p text:style-name="P1"><text:span text:style-name="T5">TF AF1.1.2 Huvudscenario; </text:span><text:a xlink:type="simple" xlink:href="https://github.com/lr222gw/Uppgift-234/blob/master/Krav/AF 1.1.2 Kassör bekräftar medlemskap .txt"><text:span text:style-name="T3">Kassör bekräftar medlemskap </text:span></text:a></text:p>
      <text:p text:style-name="P5">Testfallet testar hur registationen hanteras av kassören.</text:p>
      <text:p text:style-name="P5"/>
      <text:p text:style-name="P5"/>
      <text:p text:style-name="P4">Förkrav</text:p>
      <text:p text:style-name="P5">AF 1.1.1 måste ha genomförts. Kassören sitter vid sin dator och godkänner medlemskap via backend på BåtAdmin.<text:line-break/>Medlemmen som ansökte medlemskap i testfallet för AF 1.1.1 sitter vid sin dator.</text:p>
      <text:p text:style-name="P4">Efterkrav</text:p>
      <text:p text:style-name="P5">Personen som sökte efter medlemskap i AF 1.1.1 är nu en registrerad medlem.<text:line-break/><text:span text:style-name="T1">Scenario</text:span></text:p>
      <text:p text:style-name="Standard"><text:span text:style-name="T5">1. ikon blinkar och indikerar ett en ny ansökning gjorts. Kassören kontrollerar uppgifterna: namn: "bobby", email:"</text:span><text:a xlink:type="simple" xlink:href="mailto:bobby@hotmail.com">bobby@hotmail.com</text:a><text:span text:style-name="T5">", lösen:"test". Kassören bekräftar och inväntar nu betalning.</text:span></text:p>
      <text:p text:style-name="P5">2. mail till klubbmedlemmen: "Din registation är nu bekräftad, vänligen betala första månadsavgift för att fullgöra registationen. Tryck HÄR för att betala ". </text:p>
      <text:p text:style-name="P5">3. Klubbmedlem går <text:s/>till betalning, fyller i bankdetaljer, bekräftar en betalning på xxxkr. <text:s/>System lämnar meddelande ”invänta bekräftning”. </text:p>
      <text:p text:style-name="P5">4. Systemet skickar vidare en ansökan om bekräftelse till kassör.</text:p>
      <text:p text:style-name="P5">5. Kassören trycker "godkänn" för att ta emot pengarna och aktivera användaren.</text:p>
      <text:p text:style-name="P5">6. ”ditt konto är aktiverat och redo att användas” till klubbmedlem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5">TF AF 1.2 Huvudscenario; </text:span><text:a xlink:type="simple" xlink:href="https://github.com/lr222gw/Uppgift-234/blob/master/Krav/AF%201.2%20Ändra%20sin%20profil%20.txt"><text:span text:style-name="T2"><text:s/></text:span></text:a><text:a xlink:type="simple" xlink:href="https://github.com/lr222gw/Uppgift-234/blob/master/Krav/AF%201.2%20Ändra%20sin%20profil%20.txt"><text:span text:style-name="T4">Ändra sin profil (användarinfo, antal båtar mm.)</text:span></text:a></text:p>
      <text:p text:style-name="P5">testar om klubbmedlem kan ändra sin profil</text:p>
      <text:p text:style-name="P5"/>
      <text:p text:style-name="P5"/>
      <text:p text:style-name="P4">Förkrav</text:p>
      <text:p text:style-name="P5">klubbmedlem har ett konto och är inloggad.</text:p>
      <text:p text:style-name="P4">Efterkrav</text:p>
      <text:p text:style-name="P5">klubbmedlemmen har ändrat några av inställningarna.<text:line-break/><text:span text:style-name="T1">Scenario</text:span></text:p>
      <text:p text:style-name="P5">1.Klubbmedlemmen trycker på ”redigera min profil”.</text:p>
      <text:p text:style-name="P5">2.Klubbmedlemmen fyller i nya uppgifter för; lösen, profilbild, antal båtar. <text:line-break/>Lösen: ”salt”, profilbild: ”ny.jpg”(uppladdat), antal båtar: ”2”. </text:p>
      <text:p text:style-name="P5">3.klubbmedlemmen fyller i sitt nuvarande lösenord och trycker ”verkställ ändringar”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sv" fo:country="S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22M3S</meta:editing-duration>
    <meta:editing-cycles>26</meta:editing-cycles>
    <meta:generator>OpenOffice.org/3.4.1$Win32 OpenOffice.org_project/341m1$Build-9593</meta:generator>
    <dc:date>2013-12-15T19:33:41.06</dc:date>
    <meta:document-statistic meta:table-count="0" meta:image-count="0" meta:object-count="0" meta:page-count="2" meta:paragraph-count="32" meta:word-count="338" meta:character-count="2364"/>
    <meta:user-defined meta:name="Info 1"/>
    <meta:user-defined meta:name="Info 2"/>
    <meta:user-defined meta:name="Info 3"/>
    <meta:user-defined meta:name="Info 4"/>
  </office:meta>
</office:document-meta>
</file>